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gradient" draw:fill-gradient-name="Very_20_soft_20_grey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margin-left="0cm" fo:margin-right="0cm" fo:text-indent="0cm"/>
      <style:text-properties fo:font-weight="bold"/>
    </style:style>
    <style:style style:name="T1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1" draw:layer="layout" svg:width="1.5cm" svg:height="1cm" svg:x="6.1cm" svg:y="0.8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draw:line-skew="0.137cm" svg:x1="6.1cm" svg:y1="0.1cm" svg:x2="6.85cm" svg:y2="0.896cm" draw:end-shape="id1" draw:end-glue-point="0">
          <text:p/>
        </draw:connector>
        <draw:g draw:id="id3">
          <draw:custom-shape draw:style-name="gr3" draw:text-style-name="P3" draw:layer="layout" svg:width="1.5cm" svg:height="1cm" svg:x="6.1cm" svg:y="8.3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1.3cm" svg:height="0.8cm" svg:x="6.2cm" svg:y="8.4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5" draw:layer="layout" svg:width="5.079cm" svg:height="0.564cm" svg:x="6.821cm" svg:y="3.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layer="layout" svg:width="4.45cm" svg:height="1.081cm" svg:x="2.35cm" svg:y="7.11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layer="layout" svg:width="4.535cm" svg:height="0.56cm" svg:x="7.6cm" svg:y="2.3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layer="layout" svg:width="5.002cm" svg:height="0.563cm" svg:x="12.027cm" svg:y="6.67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layer="layout" svg:width="3.606cm" svg:height="0.563cm" svg:x="12.033cm" svg:y="9.503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" draw:layer="layout" svg:width="5.482cm" svg:height="1.033cm" svg:x="1.122cm" svg:y="2.81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5.608cm" svg:height="1.08cm" svg:x="0.892cm" svg:y="5.3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" draw:text-style-name="P1" draw:id="id2" draw:layer="layout" svg:width="1.5cm" svg:height="1cm" svg:x="6.1cm" svg:y="4.3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1.5cm" svg:height="1cm" svg:x="12.1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6">
          <draw:glue-point draw:id="4" svg:x="-2.333cm" svg:y="-5cm" draw:escape-direction="up"/>
          <draw:custom-shape draw:style-name="gr6" draw:text-style-name="P3" draw:layer="layout" svg:width="1.5cm" svg:height="1cm" svg:x="12.1cm" svg:y="11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1.3cm" svg:height="0.8cm" svg:x="12.2cm" svg:y="11.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" draw:text-style-name="P1" draw:id="id4" draw:layer="layout" svg:width="1.5cm" svg:height="1cm" svg:x="0.1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1.5cm" svg:height="1cm" svg:x="0.1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6.85cm" svg:y1="1.896cm" svg:x2="6.85cm" svg:y2="4.396cm" draw:start-shape="id1" draw:start-glue-point="2" draw:end-shape="id2">
          <text:p/>
        </draw:connector>
        <draw:connector draw:style-name="gr2" draw:text-style-name="P2" draw:layer="layout" draw:type="curve" svg:x1="6.85cm" svg:y1="5.396cm" svg:x2="6.85cm" svg:y2="8.396cm" draw:start-shape="id2" draw:start-glue-point="2" draw:end-shape="id3" draw:end-glue-point="0">
          <text:p/>
        </draw:connector>
        <draw:connector draw:style-name="gr2" draw:text-style-name="P2" draw:layer="layout" draw:type="curve" svg:x1="6.1cm" svg:y1="1.396cm" svg:x2="0.85cm" svg:y2="4.1cm" draw:start-shape="id1" draw:start-glue-point="3" draw:end-shape="id4" draw:end-glue-point="0">
          <text:p/>
        </draw:connector>
        <draw:connector draw:style-name="gr2" draw:text-style-name="P2" draw:layer="layout" draw:type="curve" svg:x1="0.85cm" svg:y1="5.1cm" svg:x2="0.85cm" svg:y2="8.1cm" draw:start-shape="id4" draw:start-glue-point="2" draw:end-shape="id5" draw:end-glue-point="0">
          <text:p/>
        </draw:connector>
        <draw:connector draw:style-name="gr2" draw:text-style-name="P2" draw:layer="layout" draw:type="curve" svg:x1="0.85cm" svg:y1="9.1cm" svg:x2="12.1cm" svg:y2="12cm" draw:start-shape="id5" draw:start-glue-point="2" draw:end-shape="id6" draw:end-glue-point="3">
          <text:p/>
        </draw:connector>
        <draw:connector draw:style-name="gr2" draw:text-style-name="P2" draw:layer="layout" draw:type="curve" svg:x1="7.6cm" svg:y1="1.396cm" svg:x2="12.85cm" svg:y2="4.1cm" draw:start-shape="id1" draw:start-glue-point="1" draw:end-shape="id7" draw:end-glue-point="0">
          <text:p/>
        </draw:connector>
        <draw:g draw:id="id8">
          <draw:custom-shape draw:style-name="gr8" draw:text-style-name="P3" draw:layer="layout" svg:width="1.5cm" svg:height="1cm" svg:x="12.1cm" svg:y="8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3" draw:layer="layout" svg:width="1.3cm" svg:height="0.8cm" svg:x="12.2cm" svg:y="8.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" draw:text-style-name="P2" draw:layer="layout" draw:type="curve" svg:x1="12.85cm" svg:y1="5.1cm" svg:x2="12.85cm" svg:y2="8.1cm" draw:start-shape="id7" draw:start-glue-point="2" draw:end-shape="id8" draw:end-glue-point="0">
          <text:p/>
        </draw:connector>
        <draw:connector draw:style-name="gr2" draw:text-style-name="P2" draw:layer="layout" draw:type="curve" draw:line-skew="0.062cm" svg:x1="7.6cm" svg:y1="8.896cm" svg:x2="12.1cm" svg:y2="4.6cm" draw:start-shape="id3" draw:start-glue-point="1" draw:end-shape="id7" draw:end-glue-point="3">
          <text:p/>
        </draw:connector>
        <draw:connector draw:style-name="gr2" draw:text-style-name="P2" draw:layer="layout" draw:type="curve" svg:x1="12.85cm" svg:y1="9.1cm" svg:x2="12.85cm" svg:y2="11.5cm" draw:start-shape="id8" draw:start-glue-point="2" draw:end-shape="id6" draw:end-glue-point="0">
          <text:p/>
        </draw:connector>
        <draw:frame draw:style-name="gr5" draw:layer="layout" svg:width="4.757cm" svg:height="0.564cm" svg:x="7.6cm" svg:y="6.03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3.606cm" svg:height="0.563cm" svg:x="7.6cm" svg:y="11.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0" draw:text-style-name="P4" draw:layer="layout" svg:width="4.172cm" svg:height="0.818cm" svg:x="0.1cm" svg:y="0.11cm">
          <draw:text-box>
            <text:p text:style-name="P4"><text:span text:style-name="T1">P5 (warehouse)</text:span></text:p>
          </draw:text-box>
        </draw:frame>
        <draw:connector draw:style-name="gr2" draw:text-style-name="P2" draw:layer="layout" draw:type="curve" draw:line-skew="2.273cm" svg:x1="7.6cm" svg:y1="1.396cm" svg:x2="13.6cm" svg:y2="12cm" draw:start-shape="id1" draw:start-glue-point="1" draw:end-shape="id6" draw:end-glue-point="1">
          <text:p/>
        </draw:connector>
        <draw:frame draw:style-name="gr5" draw:layer="layout" svg:width="3.715cm" svg:height="0.561cm" svg:x="12.173cm" svg:y="1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2" draw:text-style-name="P2" draw:layer="layout" draw:type="curve" draw:line-skew="0.288cm" svg:x1="6.85cm" svg:y1="9.396cm" svg:x2="12.501cm" svg:y2="11.5cm" draw:start-shape="id3" draw:start-glue-point="2" draw:end-shape="id6" draw:end-glue-point="4">
          <text:p/>
        </draw:connector>
        <draw:frame draw:style-name="gr5" draw:layer="layout" svg:width="3.727cm" svg:height="0.563cm" svg:x="8cm" svg:y="10cm"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ght_20_gray" draw:display-name="Light gray" draw:style="linear" draw:start-color="#ffffff" draw:end-color="#e6e6e6" draw:start-intensity="100%" draw:end-intensity="100%" draw:angle="0" draw:border="0%"/>
    <draw:gradient draw:name="Very_20_soft_20_grey" draw:display-name="Very soft grey" draw:style="linear" draw:start-color="#ffffff" draw:end-color="#e6e6e6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Nimbus Sans L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4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2cm" fo:page-height="12.5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6-04-21T08:15:04</meta:creation-date>
    <dc:creator>Julien Ponge</dc:creator>
    <dc:date>2008-04-13T19:46:45</dc:date>
    <meta:print-date>2007-02-27T16:01:19</meta:print-date>
    <dc:language>fr-FR</dc:language>
    <meta:editing-cycles>57</meta:editing-cycles>
    <meta:editing-duration>PT3H13M55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T</math:mi>
              <math:mn>6</math:mn>
            </math:msub>
            <math:mi>:</math:mi>
          </math:mrow>
        </math:mrow>
      </math:mtr>
      <math:mtr>
        <math:mrow>
          <math:mi math:fontstyle="italic">ensureAvailabilityRequest</math:mi>
          <math:mrow>
            <math:mo math:stretchy="false">(</math:mo>
            <math:mrow>
              <math:mrow/>
              <math:mo math:stretchy="false">−</math:mo>
              <math:mrow/>
            </math:mrow>
            <math:mo math:stretchy="false">)</math:mo>
          </math:mrow>
        </math:mrow>
      </math:mtr>
    </math:mtable>
    <math:annotation math:encoding="StarMath 5.0">alignl T_6: newline ensureAvailabilityRequest({}-{}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T</math:mi>
              <math:mn>2</math:mn>
            </math:msub>
            <math:mi>:</math:mi>
          </math:mrow>
        </math:mrow>
      </math:mtr>
      <math:mtr>
        <math:mrow>
          <math:mi math:fontstyle="italic">availabilityResponse</math:mi>
          <math:mrow>
            <math:mo math:stretchy="false">(</math:mo>
            <math:mrow>
              <math:mrow/>
              <math:mo math:stretchy="false">+</math:mo>
              <math:mrow/>
            </math:mrow>
            <math:mo math:stretchy="false">)</math:mo>
          </math:mrow>
        </math:mrow>
      </math:mtr>
    </math:mtable>
    <math:annotation math:encoding="StarMath 5.0">alignr T_2: newline availabilityResponse({}+{})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T</math:mi>
          <math:mn>3</math:mn>
        </math:msub>
        <math:mi>:</math:mi>
        <math:mi math:fontstyle="italic">purchaseRequest</math:mi>
        <math:mrow>
          <math:mo math:stretchy="false">(</math:mo>
          <math:mrow>
            <math:mrow/>
            <math:mo math:stretchy="false">−</math:mo>
            <math:mrow/>
          </math:mrow>
          <math:mo math:stretchy="false">)</math:mo>
        </math:mrow>
      </math:mrow>
    </math:mrow>
    <math:annotation math:encoding="StarMath 5.0">alignr T_3: purchaseRequest({}-{}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4</math:mn>
      </math:msub>
      <math:mi>:</math:mi>
      <math:mi/>
      <math:mi math:fontstyle="italic">purchaseResponse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4:~purchaseResponse({}+{})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5</math:mn>
      </math:msub>
      <math:mi>:</math:mi>
      <math:mi/>
      <math:mi math:fontstyle="italic">takeGoods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5:~takeGoods({}-{}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T</math:mi>
              <math:mn>7</math:mn>
            </math:msub>
            <math:mi>:</math:mi>
          </math:mrow>
        </math:mrow>
      </math:mtr>
      <math:mtr>
        <math:mrow>
          <math:mi math:fontstyle="italic">ensureAvailabilityResponse</math:mi>
          <math:mrow>
            <math:mo math:stretchy="false">(</math:mo>
            <math:mrow>
              <math:mrow/>
              <math:mo math:stretchy="false">+</math:mo>
              <math:mrow/>
            </math:mrow>
            <math:mo math:stretchy="false">)</math:mo>
          </math:mrow>
        </math:mrow>
      </math:mtr>
    </math:mtable>
    <math:annotation math:encoding="StarMath 5.0">alignl T_7: newline ensureAvailabilityResponse({}+{}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8</math:mn>
      </math:msub>
      <math:mi>:</math:mi>
      <math:mi/>
      <math:mi math:fontstyle="italic">purchaseRequest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8:~purchaseRequest({}-{}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9</math:mn>
      </math:msub>
      <math:mi>:</math:mi>
      <math:mi/>
      <math:mi math:fontstyle="italic">takeGoods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9:~takeGoods({}-{}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1</math:mn>
      </math:msub>
      <math:mi>:</math:mi>
      <math:mi/>
      <math:mi math:fontstyle="italic">takeGoods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11:~takeGoods({}-{}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0</math:mn>
      </math:msub>
      <math:mi>:</math:mi>
      <math:mi/>
      <math:mi math:fontstyle="italic">takeGoods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10:~takeGoods({}-{}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</math:mn>
      </math:msub>
      <math:mi>:</math:mi>
      <math:mi/>
      <math:mi math:fontstyle="italic">availabilityRequest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1:~availabilityRequest({}-{})</math:annotation>
  </math:semantics>
</math:math>
</file>